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o stretchy="false">μ</mo>
            <mo stretchy="false">̂</mo>
          </mover>
        </mrow>
        <mi>x</mi>
      </msub>
      <mi>,</mi>
      <msub>
        <mrow>
          <mover accent="true">
            <mo stretchy="false">μ</mo>
            <mo stretchy="false">̂</mo>
          </mover>
        </mrow>
        <mi>y</mi>
      </msub>
    </mrow>
    <annotation encoding="StarMath 5.0">{hat %imu} _x , {hat %imu} _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9:12:12.861000000</meta:creation-date>
    <meta:generator>LibreOffice/4.1.4.2$Windows_x86 LibreOffice_project/0a0440ccc0227ad9829de5f46be37cfb6edcf72</meta:generator>
  </office:meta>
</office:document-meta>
</file>